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atic void myFpurge()</text:p>
      <text:p text:style-name="Standard">{</text:p>
      <text:p text:style-name="Standard"><text:s text:c="4"/>__fpurge(stdin);</text:p>
      <text:p text:style-name="Standard"><text:s text:c="4"/>//__fflush(stdin);</text:p>
      <text:p text:style-name="Standard">}</text:p>
      <text:p text:style-name="Standard">static int getInt(int* numeroIngresado)</text:p>
      <text:p text:style-name="Standard">{</text:p>
      <text:p text:style-name="Standard"><text:s text:c="4"/>myFpurge();</text:p>
      <text:p text:style-name="Standard"><text:s text:c="4"/>return scanf("%d", numeroIngresado);</text:p>
      <text:p text:style-name="Standard">}</text:p>
      <text:p text:style-name="Standard">static int getFloat(float* numeroIngresado)</text:p>
      <text:p text:style-name="Standard">{</text:p>
      <text:p text:style-name="Standard"><text:s text:c="4"/>myFpurge();</text:p>
      <text:p text:style-name="Standard"><text:s text:c="4"/>return scanf("%f", numeroIngresado);</text:p>
      <text:p text:style-name="Standard">}</text:p>
      <text:p text:style-name="Standard">static int getChar(char* caracterIngresado)</text:p>
      <text:p text:style-name="Standard">{</text:p>
      <text:p text:style-name="Standard"><text:s text:c="4"/>myFpurge();</text:p>
      <text:p text:style-name="Standard"><text:s text:c="4"/>return scanf("%c", caracterIngresado);</text:p>
      <text:p text:style-name="Standard">}</text:p>
      <text:p text:style-name="Standard">static int getString(char* textoIngresado)</text:p>
      <text:p text:style-name="Standard">{</text:p>
      <text:p text:style-name="Standard"><text:s text:c="4"/>myFpurge();</text:p>
      <text:p text:style-name="Standard"><text:s text:c="4"/>return scanf("%s", textoIngresado);</text:p>
      <text:p text:style-name="Standard">}</text:p>
      <text:p text:style-name="Standard"/>
      <text:p text:style-name="Standard">/**</text:p>
      <text:p text:style-name="Standard">*\brief Solicita un numero al usuario , valida y devuelve el resultado.</text:p>
      <text:p text:style-name="Standard">*\param pResultado Puntero a la variable resultado</text:p>
      <text:p text:style-name="Standard">*\param mensaje Ees el mensaje a ser mostrado</text:p>
      <text:p text:style-name="Standard">*\param mensajeError Es el mensaje que se muestra en caso de error</text:p>
      <text:p text:style-name="Standard">*\param minimo Es el numero minimo aceptado</text:p>
      <text:p text:style-name="Standard">*\param maximo Es el numero maximo aceptado</text:p>
      <text:p text:style-name="Standard">*\param reintentos Es la cantidad de reintentos aceptados</text:p>
      <text:p text:style-name="Standard">*\return Si es correcto retorna 0 y si es incorrecto retorna -1</text:p>
      <text:p text:style-name="Standard">*</text:p>
      <text:p text:style-name="Standard">*/</text:p>
      <text:p text:style-name="Standard"/>
      <text:p text:style-name="Standard">int utn_getNumero ( int* pResultado,</text:p>
      <text:p text:style-name="Standard"><text:s text:c="20"/>char mensaje [],</text:p>
      <text:p text:style-name="Standard"><text:s text:c="20"/>char mensajeError[],</text:p>
      <text:p text:style-name="Standard"><text:s text:c="20"/>int minimo,</text:p>
      <text:p text:style-name="Standard"><text:s text:c="20"/>int maximo,</text:p>
      <text:p text:style-name="Standard"><text:s text:c="20"/>int reintentos)</text:p>
      <text:p text:style-name="Standard"/>
      <text:p text:style-name="Standard">{</text:p>
      <text:p text:style-name="Standard"><text:s text:c="4"/>int numero;</text:p>
      <text:p text:style-name="Standard"><text:s text:c="4"/>while(reintentos &gt;0)</text:p>
      <text:p text:style-name="Standard"><text:s text:c="4"/>{</text:p>
      <text:p text:style-name="Standard"><text:s text:c="8"/>printf("%s" ,mensaje);</text:p>
      <text:p text:style-name="Standard"><text:s text:c="8"/>if(scanf("%d",&amp;numero)==1)</text:p>
      <text:p text:style-name="Standard"><text:s text:c="8"/>{</text:p>
      <text:p text:style-name="Standard"><text:s text:c="12"/>if(numero &gt; minimo &amp;&amp; numero &lt; maximo)</text:p>
      <text:p text:style-name="Standard"><text:s text:c="12"/>{</text:p>
      <text:p text:style-name="Standard"><text:s text:c="16"/>*pResultado = numero;</text:p>
      <text:p text:style-name="Standard"><text:s text:c="17"/>return 0;</text:p>
      <text:p text:style-name="Standard"><text:s text:c="12"/>}</text:p>
      <text:p text:style-name="Standard"><text:soft-page-break/><text:s text:c="12"/>else</text:p>
      <text:p text:style-name="Standard"><text:s text:c="12"/>{</text:p>
      <text:p text:style-name="Standard"><text:s text:c="16"/>printf("%s" ,mensajeError);</text:p>
      <text:p text:style-name="Standard"><text:s text:c="16"/>scanf("%d",&amp;numero);</text:p>
      <text:p text:style-name="Standard"><text:s text:c="16"/>reintentos --;</text:p>
      <text:p text:style-name="Standard"><text:s text:c="12"/>}</text:p>
      <text:p text:style-name="Standard"><text:s text:c="8"/>}</text:p>
      <text:p text:style-name="Standard"><text:s text:c="4"/>}</text:p>
      <text:p text:style-name="Standard"><text:s text:c="4"/>return <text:s/>-1;</text:p>
      <text:p text:style-name="Standard">}</text:p>
      <text:p text:style-name="Standard"/>
      <text:p text:style-name="Standard"/>
      <text:p text:style-name="Standard"/>
      <text:p text:style-name="Standard">/**</text:p>
      <text:p text:style-name="Standard">*\brief Solicita un decimal al usuario , valida y devuelve el resultado.</text:p>
      <text:p text:style-name="Standard">*\param pResultado Puntero a la variable resultado</text:p>
      <text:p text:style-name="Standard">*\param mensaje Ees el mensaje a ser mostrado</text:p>
      <text:p text:style-name="Standard">*\param mensajeError Es el mensaje que se muestra en caso de error</text:p>
      <text:p text:style-name="Standard">*\param minimo Es el decimal minimo aceptado</text:p>
      <text:p text:style-name="Standard">*\param maximo Es el decimal maximo aceptado</text:p>
      <text:p text:style-name="Standard">*\param reintentos Es la cantidad de reintentos aceptados</text:p>
      <text:p text:style-name="Standard">*\return Si es correcto retorna 0 y si es incorrecto retorna -1</text:p>
      <text:p text:style-name="Standard">*la biblioteca .h debe incluir al archivo .c?</text:p>
      <text:p text:style-name="Standard">*/</text:p>
      <text:p text:style-name="Standard">int utn_getFloat ( <text:s/>float* pResultado,</text:p>
      <text:p text:style-name="Standard"><text:s text:c="20"/>char mensaje [],</text:p>
      <text:p text:style-name="Standard"><text:s text:c="20"/>char mensajeError[],</text:p>
      <text:p text:style-name="Standard"><text:s text:c="20"/>float minimo,</text:p>
      <text:p text:style-name="Standard"><text:s text:c="20"/>float maximo,</text:p>
      <text:p text:style-name="Standard"><text:s text:c="20"/>int reintentos)</text:p>
      <text:p text:style-name="Standard">{</text:p>
      <text:p text:style-name="Standard"><text:s text:c="4"/>float numeroDecimal;</text:p>
      <text:p text:style-name="Standard"><text:s text:c="4"/>while (reintentos&gt;0)</text:p>
      <text:p text:style-name="Standard"><text:s text:c="4"/>{</text:p>
      <text:p text:style-name="Standard"><text:s text:c="8"/>printf("%s",mensaje);</text:p>
      <text:p text:style-name="Standard"><text:s text:c="8"/>if(scanf("%f",&amp;numeroDecimal)==1)</text:p>
      <text:p text:style-name="Standard"><text:s text:c="8"/>{</text:p>
      <text:p text:style-name="Standard"><text:s text:c="12"/>if(numeroDecimal &gt; minimo &amp;&amp; numeroDecimal &lt; maximo)</text:p>
      <text:p text:style-name="Standard"><text:s text:c="12"/>{</text:p>
      <text:p text:style-name="Standard"><text:s text:c="16"/>*pResultado = numeroDecimal;</text:p>
      <text:p text:style-name="Standard"><text:s text:c="16"/>return 0;</text:p>
      <text:p text:style-name="Standard"><text:s text:c="12"/>}</text:p>
      <text:p text:style-name="Standard"><text:s text:c="12"/>else</text:p>
      <text:p text:style-name="Standard"><text:s text:c="12"/>{</text:p>
      <text:p text:style-name="Standard"><text:s text:c="16"/>printf("%s" ,mensajeError);</text:p>
      <text:p text:style-name="Standard"><text:s text:c="16"/>scanf("%f",&amp;numeroDecimal);</text:p>
      <text:p text:style-name="Standard"><text:s text:c="16"/>reintentos --;</text:p>
      <text:p text:style-name="Standard"><text:s text:c="12"/>}</text:p>
      <text:p text:style-name="Standard"><text:s text:c="8"/>}</text:p>
      <text:p text:style-name="Standard"><text:s text:c="4"/>}</text:p>
      <text:p text:style-name="Standard"><text:s text:c="4"/>return -1;</text:p>
      <text:p text:style-name="Standard">}</text:p>
      <text:p text:style-name="Standard"/>
      <text:p text:style-name="Standard">int utn_getNumero ( int* pResultado,</text:p>
      <text:p text:style-name="Standard"><text:s text:c="20"/>char mensaje [],</text:p>
      <text:p text:style-name="Standard"><text:s text:c="20"/>char mensajeError[],</text:p>
      <text:p text:style-name="Standard"><text:s text:c="20"/>int minimo,</text:p>
      <text:p text:style-name="Standard"><text:soft-page-break/><text:s text:c="20"/>int maximo,</text:p>
      <text:p text:style-name="Standard"><text:s text:c="20"/>int reintentos);</text:p>
      <text:p text:style-name="Standard"/>
      <text:p text:style-name="Standard">int utn_getFloat ( <text:s/>int* pResultado,</text:p>
      <text:p text:style-name="Standard"><text:s text:c="20"/>char mensaje [],</text:p>
      <text:p text:style-name="Standard"><text:s text:c="20"/>char mensajeError[],</text:p>
      <text:p text:style-name="Standard"><text:s text:c="20"/>float minimo,</text:p>
      <text:p text:style-name="Standard"><text:s text:c="20"/>float maximo,</text:p>
      <text:p text:style-name="Standard"><text:s text:c="20"/>int reintentos);</text:p>
      <text:p text:style-name="Standard"/>
      <text:p text:style-name="Standard">int utn_getCaracter ( char* pResultado,</text:p>
      <text:p text:style-name="Standard"><text:s text:c="22"/>char mensaje [],</text:p>
      <text:p text:style-name="Standard"><text:s text:c="22"/>char mensajeError[],</text:p>
      <text:p text:style-name="Standard"><text:s text:c="22"/>char minimo,</text:p>
      <text:p text:style-name="Standard"><text:s text:c="22"/>char maximo,</text:p>
      <text:p text:style-name="Standard"><text:s text:c="22"/>int reintentos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11:09:04.210670426</meta:creation-date>
    <dc:date>2018-09-04T16:23:33.549172639</dc:date>
    <meta:editing-duration>PT23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3" meta:paragraph-count="121" meta:word-count="361" meta:character-count="3387" meta:non-whitespace-character-count="2187"/>
  </office:meta>
</office:document-meta>
</file>